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Mix 1P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gMix 1P1" svg:font-family="'MigMix 1P'" style:font-family-generic="system" style:font-pitch="variable"/>
    <style:font-face style:name="MigMix 1P2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1.568cm" fo:min-width="3.34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6.25cm" fo:min-width="6.5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6.25cm" fo:min-width="17cm"/>
    </style:style>
    <style:style style:name="gr4" style:family="graphic" style:parent-style-name="standard">
      <style:graphic-properties draw:stroke="none" svg:stroke-color="#000000" draw:fill="none" draw:fill-color="#ffffff" fo:min-height="2.82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49cm" svg:height="1.818cm" svg:x="1cm" svg:y="1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9cm" svg:height="1.818cm" svg:x="5.151cm" svg:y="1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9cm" svg:height="1.818cm" svg:x="9.5cm" svg:y="1cm">
          <text:p text:style-name="P1">Public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9cm" svg:height="1.818cm" svg:x="13.651cm" svg:y="1cm">
          <text:p text:style-name="P1">Blo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9cm" svg:height="1.818cm" svg:x="18cm" svg:y="1cm">
          <text:p text:style-name="P1">Instal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49cm" svg:height="1.818cm" svg:x="22.151cm" svg:y="1cm">
          <text:p text:style-name="P1">Dail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6.5cm" svg:x="19cm" svg:y="10.5cm">
          <text:p text:style-name="P1">Twit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6.5cm" svg:x="19cm" svg:y="3.5cm">
          <text:p text:style-name="P1">最近の記事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5cm" svg:height="6.5cm" svg:x="1cm" svg:y="10.5cm">
          <text:p text:style-name="P1">更新履歴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5cm" svg:height="6.5cm" svg:x="1cm" svg:y="3.5cm">
          <text:p text:style-name="P1">紹介</text:p>
          <draw:enhanced-geometry svg:viewBox="0 0 21600 21600" draw:type="rectangle" draw:enhanced-path="M 0 0 L 21600 0 21600 21600 0 21600 0 0 Z N"/>
        </draw:custom-shape>
        <draw:frame draw:style-name="gr4" draw:layer="layout" svg:width="15.5cm" svg:height="3.071cm" svg:x="0cm" svg:y="17.5cm">
          <draw:text-box>
            <text:p>下の方にヘッダーと同じ目次を並べる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Mix 1P" svg:font-family="'MigMix 1P'" style:font-adornments="標準" style:font-family-generic="modern" style:font-pitch="variable"/>
    <style:font-face style:name="TeXGyreHeros2" svg:font-family="TeXGyreHeros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TeXGyreHeros" svg:font-family="TeXGyreHeros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gMix 1P1" svg:font-family="'MigMix 1P'" style:font-family-generic="system" style:font-pitch="variable"/>
    <style:font-face style:name="MigMix 1P2" svg:font-family="'MigMix 1P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cm" svg:stroke-color="#000000" draw:marker-start-width="0.46cm" draw:marker-start-center="false" draw:marker-end-width="0.46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18pt" fo:language="en" fo:country="US" fo:font-style="normal" fo:text-shadow="none" style:text-underline-style="none" fo:font-weight="normal" style:letter-kerning="true" style:font-name-asian="MigMix 1P" style:font-family-asian="'MigMix 1P'" style:font-style-name-asian="標準" style:font-family-generic-asian="modern" style:font-pitch-asian="variable" style:font-size-asian="18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08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svg:stroke-width="0.2cm" draw:marker-start-width="0.62cm" draw:marker-end-width="0.64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block" style:display-name="code block" style:family="graphic" style:parent-style-name="standard">
      <style:graphic-properties draw:stroke="none" draw:fill-color="#ccffcc" draw:fill-gradient-name="Gradient_20_2" draw:fill-hatch-name="Hatching_20_91" draw:fill-image-name="Bitmap_20_1"/>
      <style:paragraph-properties>
        <style:tab-stops/>
      </style:paragraph-properties>
      <style:text-properties fo:font-size="10pt" style:font-size-asian="10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H41M6S</meta:editing-duration>
    <meta:editing-cycles>18</meta:editing-cycles>
    <meta:generator>LibreOffice/4.3.1.2$Windows_x86 LibreOffice_project/958349dc3b25111dbca392fbc281a05559ef6848</meta:generator>
    <dc:date>2015-03-23T13:04:03.041000000</dc:date>
    <dc:creator>SENOO KEN</dc:creator>
    <meta:document-statistic meta:object-count="11"/>
  </office:meta>
</office:document-meta>
</file>